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5f687"/>
    </style:style>
    <style:style style:name="T1" style:family="text">
      <style:text-properties officeooo:rsid="0003a97a"/>
    </style:style>
    <style:style style:name="T2" style:family="text">
      <style:text-properties officeooo:rsid="0005f6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Dispersion Compensator for Pulsed Electrons.</text:span></text:p>
      <text:p text:style-name="Standard"><text:span text:style-name="T1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</meta:initial-creator>
    <meta:creation-date>2011-04-09T16:32:50</meta:creation-date>
    <meta:document-statistic meta:table-count="0" meta:image-count="0" meta:object-count="0" meta:page-count="1" meta:paragraph-count="1" meta:word-count="5" meta:character-count="44"/>
    <dc:date>2011-04-09T23:32:53</dc:date>
    <dc:creator>Peter </dc:creator>
    <meta:editing-duration>PT00H39M43S</meta:editing-duration>
    <meta:editing-cycles>1</meta:editing-cycles>
    <meta:generator>OpenOffice.org/3.2$Unix OpenOffice.org_project/320m19$Build-9505</meta:generator>
  </office:meta>
</office:document-meta>
</file>